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2">
      <style:paragraph-properties fo:margin-top="0cm" fo:margin-bottom="0.499cm" style:contextual-spacing="false"/>
    </style:style>
    <style:style style:name="P2" style:family="paragraph" style:parent-style-name="Preformatted_20_Text" style:list-style-name="L3">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paragraph-properties fo:break-before="page"/>
    </style:style>
    <style:style style:name="P7" style:family="paragraph" style:parent-style-name="Text_20_body" style:list-style-name="L2"/>
    <style:style style:name="P8" style:family="paragraph" style:parent-style-name="Text_20_body" style:list-style-name="L3"/>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celente decisión! A continuación, te proporciono una **guía paso a paso detallada** para completar tu proyecto. Este plan incluye tareas técnicas concretas y recomendaciones prácticas para cada fase. <text:s/></text:p>
      <text:p text:style-name="Standard"/>
      <text:p text:style-name="Standard">---</text:p>
      <text:p text:style-name="Standard"/>
      <text:p text:style-name="Standard">## **🛠️ Fase 1: Prueba de Concepto (PoC)**</text:p>
      <text:p text:style-name="Standard">**Objetivo:** Configurar la infraestructura base (Odoo, n8n, Node.js) y crear flujos de prueba iniciales. <text:s/></text:p>
      <text:p text:style-name="Standard"/>
      <text:p text:style-name="Standard">### **1️⃣ Configurar la infraestructura**</text:p>
      <text:p text:style-name="Standard">1. **Instalación de Docker y Docker Compose** (si no están instalados): <text:s/></text:p>
      <text:p text:style-name="Standard"><text:s text:c="3"/>- [Guía de instalación de Docker](https://docs.docker.com/get-docker/) <text:s/></text:p>
      <text:p text:style-name="Standard"><text:s text:c="3"/>- [Guía de instalación de Docker Compose](https://docs.docker.com/compose/install/) <text:s/></text:p>
      <text:p text:style-name="Standard"/>
      <text:p text:style-name="Standard">2. **Configurar el archivo `docker-compose.yml`** para Odoo y n8n: <text:s/></text:p>
      <text:p text:style-name="Standard">```yaml</text:p>
      <text:p text:style-name="Standard">version: '3'</text:p>
      <text:p text:style-name="Standard">services:</text:p>
      <text:p text:style-name="Standard"><text:s text:c="2"/>odoo:</text:p>
      <text:p text:style-name="Standard"><text:s text:c="4"/>image: odoo:latest</text:p>
      <text:p text:style-name="Standard"><text:s text:c="4"/>container_name: odoo</text:p>
      <text:p text:style-name="Standard"><text:s text:c="4"/>ports:</text:p>
      <text:p text:style-name="Standard"><text:s text:c="6"/>- "8069:8069"</text:p>
      <text:p text:style-name="Standard"><text:s text:c="4"/>networks:</text:p>
      <text:p text:style-name="Standard"><text:s text:c="6"/>- odoo-n8n-network</text:p>
      <text:p text:style-name="Standard"><text:s text:c="4"/>environment:</text:p>
      <text:p text:style-name="Standard"><text:s text:c="6"/>- POSTGRES_USER=odoo</text:p>
      <text:p text:style-name="Standard"><text:s text:c="6"/>- POSTGRES_PASSWORD=odoo</text:p>
      <text:p text:style-name="Standard"><text:s text:c="2"/>odoo-db:</text:p>
      <text:p text:style-name="Standard"><text:s text:c="4"/>image: postgres:latest</text:p>
      <text:p text:style-name="Standard"><text:s text:c="4"/>container_name: odoo-db</text:p>
      <text:p text:style-name="Standard"><text:s text:c="4"/>networks:</text:p>
      <text:p text:style-name="Standard"><text:s text:c="6"/>- odoo-n8n-network</text:p>
      <text:p text:style-name="Standard"><text:s text:c="4"/>environment:</text:p>
      <text:p text:style-name="Standard"><text:s text:c="6"/>- POSTGRES_USER=odoo</text:p>
      <text:p text:style-name="Standard"><text:s text:c="6"/>- POSTGRES_PASSWORD=odoo</text:p>
      <text:p text:style-name="Standard"><text:s text:c="2"/>n8n:</text:p>
      <text:p text:style-name="Standard"><text:s text:c="4"/>image: n8nio/n8n:latest</text:p>
      <text:p text:style-name="Standard"><text:s text:c="4"/>container_name: n8n</text:p>
      <text:p text:style-name="Standard"><text:s text:c="4"/>ports:</text:p>
      <text:p text:style-name="Standard"><text:s text:c="6"/>- "5678:5678"</text:p>
      <text:p text:style-name="Standard"><text:s text:c="4"/>networks:</text:p>
      <text:p text:style-name="Standard"><text:s text:c="6"/>- odoo-n8n-network</text:p>
      <text:p text:style-name="Standard">networks:</text:p>
      <text:p text:style-name="Standard"><text:s text:c="2"/>odoo-n8n-network:</text:p>
      <text:p text:style-name="Standard"><text:s text:c="4"/>driver: bridge</text:p>
      <text:p text:style-name="Standard">```</text:p>
      <text:p text:style-name="Standard">3. **Iniciar los contenedores**: <text:s/></text:p>
      <text:p text:style-name="Standard">```bash</text:p>
      <text:p text:style-name="Standard">docker-compose up -d</text:p>
      <text:p text:style-name="Standard">```</text:p>
      <text:p text:style-name="Standard"><text:soft-page-break/>4. **Verificar la instalación**: <text:s/></text:p>
      <text:p text:style-name="Standard"><text:s text:c="3"/>- Accede a **Odoo**: [http://localhost:8069](http://localhost:8069) <text:s/></text:p>
      <text:p text:style-name="Standard"><text:s text:c="3"/>- Accede a **n8n**: [http://localhost:5678](http://localhost:5678) <text:s/></text:p>
      <text:p text:style-name="Standard"/>
      <text:p text:style-name="Standard">---</text:p>
      <text:p text:style-name="Standard"/>
      <text:p text:style-name="Standard">### **2️⃣ Crear flujos iniciales en n8n**</text:p>
      <text:p text:style-name="Standard">1. **Conexión con Odoo**: <text:s/></text:p>
      <text:p text:style-name="Standard"><text:s text:c="3"/>- Crea una conexión de n8n con Odoo usando la API de Odoo (requiere token de autenticación). <text:s/></text:p>
      <text:p text:style-name="Standard"><text:s text:c="3"/>- Configura un flujo para **crear un cliente** en Odoo. <text:s/></text:p>
      <text:p text:style-name="Standard"/>
      <text:p text:style-name="Standard">2. **Crear flujo de ejemplo en n8n**: <text:s/></text:p>
      <text:p text:style-name="Standard"><text:s text:c="3"/>- Nodo de inicio: **Webhook** para recibir solicitudes con datos de cliente. <text:s/></text:p>
      <text:p text:style-name="Standard"><text:s text:c="3"/>- Nodo de conexión a Odoo: Usa la API de Odoo para **crear un cliente** en Odoo. <text:s/></text:p>
      <text:p text:style-name="Standard"><text:s text:c="3"/>- Prueba el flujo enviando una solicitud a la URL generada por el Webhook. <text:s/></text:p>
      <text:p text:style-name="Standard"/>
      <text:p text:style-name="Standard">3. **Flujo para crear un producto**: <text:s/></text:p>
      <text:p text:style-name="Standard"><text:s text:c="3"/>- Crea un flujo de prueba para **crear un producto** en Odoo con datos recibidos a través del webhook. <text:s/></text:p>
      <text:p text:style-name="Standard"/>
      <text:p text:style-name="Standard">---</text:p>
      <text:p text:style-name="Standard"/>
      <text:p text:style-name="Standard">### **3️⃣ Configurar módulo de análisis básico (Node.js)**</text:p>
      <text:p text:style-name="Standard">1. **Instalar Node.js y NPM**: <text:s/></text:p>
      <text:p text:style-name="Standard"><text:s text:c="3"/>- [Guía de instalación de Node.js](https://nodejs.org/) <text:s/></text:p>
      <text:p text:style-name="Standard"/>
      <text:p text:style-name="Standard">2. **Crear un proyecto de Node.js**: <text:s/></text:p>
      <text:p text:style-name="Standard">```bash</text:p>
      <text:p text:style-name="Standard">mkdir cv-analyzer</text:p>
      <text:p text:style-name="Standard">cd cv-analyzer</text:p>
      <text:p text:style-name="Standard">npm init -y</text:p>
      <text:p text:style-name="Standard">```</text:p>
      <text:p text:style-name="Standard"/>
      <text:p text:style-name="Standard">3. **Instalar dependencias**: <text:s/></text:p>
      <text:p text:style-name="Standard">```bash</text:p>
      <text:p text:style-name="Standard">npm install pdf-parse docx --save</text:p>
      <text:p text:style-name="Standard">```</text:p>
      <text:p text:style-name="Standard"/>
      <text:p text:style-name="Standard">4. **Crear script para extraer texto del CV** (`extract-text.js`): <text:s/></text:p>
      <text:p text:style-name="Standard">```javascript</text:p>
      <text:p text:style-name="Standard">const fs = require('fs');</text:p>
      <text:p text:style-name="Standard">const pdfParse = require('pdf-parse');</text:p>
      <text:p text:style-name="Standard"/>
      <text:p text:style-name="Standard">async function extractTextFromPDF(filePath) {</text:p>
      <text:p text:style-name="Standard"><text:s text:c="2"/>const fileData = fs.readFileSync(filePath);</text:p>
      <text:p text:style-name="Standard"><text:s text:c="2"/>const result = await pdfParse(fileData);</text:p>
      <text:p text:style-name="Standard"><text:s text:c="2"/>console.log(result.text);</text:p>
      <text:p text:style-name="Standard">}</text:p>
      <text:p text:style-name="Standard"/>
      <text:p text:style-name="Standard">extractTextFromPDF('./sample-cv.pdf');</text:p>
      <text:p text:style-name="Standard">```</text:p>
      <text:p text:style-name="Standard"/>
      <text:p text:style-name="Standard"><text:soft-page-break/>5. **Prueba de extracción de texto**: <text:s/></text:p>
      <text:p text:style-name="Standard">```bash</text:p>
      <text:p text:style-name="Standard">node extract-text.js</text:p>
      <text:p text:style-name="Standard">```</text:p>
      <text:p text:style-name="Standard"/>
      <text:p text:style-name="Standard">---</text:p>
      <text:p text:style-name="Standard"/>
      <text:p text:style-name="Standard">## **🛠️ Fase 2: Integración de NLP y Análisis Avanzado**</text:p>
      <text:p text:style-name="Standard">**Objetivo:** Identificar habilidades y áreas de interés con mayor precisión. <text:s/></text:p>
      <text:p text:style-name="Standard"/>
      <text:p text:style-name="Standard">### **1️⃣ Integrar NLP en Node.js**</text:p>
      <text:p text:style-name="Standard">1. **Instalar biblioteca NLP (spaCy o AWS Comprehend)**: <text:s/></text:p>
      <text:p text:style-name="Standard"><text:s text:c="3"/>- Para spaCy, necesitarás **Python y spaCy**. <text:s/></text:p>
      <text:p text:style-name="Standard"><text:s text:c="3"/>- Para la nube, considera AWS Comprehend o Google Cloud NLP. <text:s/></text:p>
      <text:p text:style-name="Standard"/>
      <text:p text:style-name="Standard">2. **Instalación de spaCy** (opcional): <text:s/></text:p>
      <text:p text:style-name="Standard">```bash</text:p>
      <text:p text:style-name="Standard">pip install spacy</text:p>
      <text:p text:style-name="Standard">python -m spacy download en_core_web_sm</text:p>
      <text:p text:style-name="Standard">```</text:p>
      <text:p text:style-name="Standard"/>
      <text:p text:style-name="Standard">3. **Integración de spaCy en Node.js** (usando Python Shell): <text:s/></text:p>
      <text:p text:style-name="Standard">```bash</text:p>
      <text:p text:style-name="Standard">npm install python-shell --save</text:p>
      <text:p text:style-name="Standard">```</text:p>
      <text:p text:style-name="Standard"/>
      <text:p text:style-name="Standard">4. **Script para ejecutar spaCy desde Node.js**: <text:s/></text:p>
      <text:p text:style-name="Standard">```javascript</text:p>
      <text:p text:style-name="Standard">const { PythonShell } = require('python-shell');</text:p>
      <text:p text:style-name="Standard"/>
      <text:p text:style-name="Standard">PythonShell.run('spacy_script.py', null, function (err, result) {</text:p>
      <text:p text:style-name="Standard"><text:s text:c="2"/>if (err) throw err;</text:p>
      <text:p text:style-name="Standard"><text:s text:c="2"/>console.log('result:', result);</text:p>
      <text:p text:style-name="Standard">});</text:p>
      <text:p text:style-name="Standard">```</text:p>
      <text:p text:style-name="Standard"/>
      <text:p text:style-name="Standard">---</text:p>
      <text:p text:style-name="Standard"/>
      <text:p text:style-name="Standard">## **🛠️ Fase 3: Generación de Recomendaciones Inteligentes**</text:p>
      <text:p text:style-name="Standard">**Objetivo:** Generar recomendaciones de cursos personalizadas. <text:s/></text:p>
      <text:p text:style-name="Standard"/>
      <text:p text:style-name="Standard">### **1️⃣ Crear la base de datos de cursos**</text:p>
      <text:p text:style-name="Standard">1. **Instalar PostgreSQL o MongoDB**. <text:s/></text:p>
      <text:p text:style-name="Standard">2. **Crear una base de datos** con la tabla "cursos" que tenga los campos: <text:s/></text:p>
      <text:p text:style-name="Standard"><text:s text:c="3"/>- `id`</text:p>
      <text:p text:style-name="Standard"><text:s text:c="3"/>- `nombre`</text:p>
      <text:p text:style-name="Standard"><text:s text:c="3"/>- `nivel` (básico, intermedio, avanzado) <text:s/></text:p>
      <text:p text:style-name="Standard"><text:s text:c="3"/>- `requisitos` <text:s/></text:p>
      <text:p text:style-name="Standard"><text:s text:c="3"/>- `habilidades_relacionadas` <text:s/></text:p>
      <text:p text:style-name="Standard"/>
      <text:p text:style-name="Standard">---</text:p>
      <text:p text:style-name="Standard"/>
      <text:p text:style-name="Standard"><text:soft-page-break/>### **2️⃣ Desarrollar lógica de recomendaciones en Node.js**</text:p>
      <text:p text:style-name="Standard">1. **Conectar Node.js a la base de datos**. <text:s/></text:p>
      <text:p text:style-name="Standard">2. **Crear un módulo de generación de recomendaciones**: <text:s/></text:p>
      <text:p text:style-name="Standard"><text:s text:c="3"/>- Usar las **habilidades extraídas** del CV para consultar la base de datos. <text:s/></text:p>
      <text:p text:style-name="Standard"><text:s text:c="3"/>- Filtrar los cursos según las habilidades detectadas y la experiencia del usuario. <text:s/></text:p>
      <text:p text:style-name="Standard"/>
      <text:p text:style-name="Standard">```javascript</text:p>
      <text:p text:style-name="Standard">function generateRecommendations(skills) {</text:p>
      <text:p text:style-name="Standard"><text:s text:c="2"/>// Conectar con la base de datos y buscar cursos relevantes</text:p>
      <text:p text:style-name="Standard"><text:s text:c="2"/>return courses.filter(course =&gt; </text:p>
      <text:p text:style-name="Standard"><text:s text:c="4"/>course.habilidades_relacionadas.some(skill =&gt; skills.includes(skill))</text:p>
      <text:p text:style-name="Standard"><text:s text:c="2"/>);</text:p>
      <text:p text:style-name="Standard">}</text:p>
      <text:p text:style-name="Standard">```</text:p>
      <text:p text:style-name="Standard"/>
      <text:p text:style-name="Standard">---</text:p>
      <text:p text:style-name="Standard"/>
      <text:p text:style-name="Standard">## **🛠️ Fase 4: Interfaz de Usuario y Despliegue**</text:p>
      <text:p text:style-name="Standard">**Objetivo:** Crear la interfaz de usuario y desplegar la aplicación en producción. <text:s/></text:p>
      <text:p text:style-name="Standard"/>
      <text:p text:style-name="Standard">### **1️⃣ Crear la interfaz de usuario**</text:p>
      <text:p text:style-name="Standard">1. Usa una **tecnología frontend** como React, Vue o simple HTML/CSS. <text:s/></text:p>
      <text:p text:style-name="Standard">2. La interfaz debe permitir: <text:s/></text:p>
      <text:p text:style-name="Standard"><text:s text:c="3"/>- **Subir CVs** para procesar. <text:s/></text:p>
      <text:p text:style-name="Standard"><text:s text:c="3"/>- **Visualizar recomendaciones** de cursos. <text:s/></text:p>
      <text:p text:style-name="Standard"/>
      <text:p text:style-name="Standard">---</text:p>
      <text:p text:style-name="Standard"/>
      <text:p text:style-name="Standard">### **2️⃣ Autenticación de usuarios**</text:p>
      <text:p text:style-name="Standard">1. Usa una biblioteca de autenticación (Auth0, JWT, etc.). <text:s/></text:p>
      <text:p text:style-name="Standard">2. Implementa control de acceso para la visualización de recomendaciones. <text:s/></text:p>
      <text:p text:style-name="Standard"/>
      <text:p text:style-name="Standard">---</text:p>
      <text:p text:style-name="Standard"/>
      <text:p text:style-name="Standard">### **3️⃣ Desplegar la aplicación**</text:p>
      <text:p text:style-name="Standard">1. **Elegir una plataforma de despliegue**: <text:s/></text:p>
      <text:p text:style-name="Standard"><text:s text:c="3"/>- Heroku, AWS, o un servidor VPS (DigitalOcean, Linode, etc.). <text:s/></text:p>
      <text:p text:style-name="Standard"/>
      <text:p text:style-name="Standard">2. **Desplegar la aplicación Dockerizada**: <text:s/></text:p>
      <text:p text:style-name="Standard"><text:s text:c="3"/>- Usa el mismo `docker-compose.yml` con configuraciones adicionales. <text:s/></text:p>
      <text:p text:style-name="Standard"><text:s text:c="3"/></text:p>
      <text:p text:style-name="Standard">```bash</text:p>
      <text:p text:style-name="Standard">docker-compose up --build -d</text:p>
      <text:p text:style-name="Standard">```</text:p>
      <text:p text:style-name="Standard"/>
      <text:p text:style-name="Standard">---</text:p>
      <text:p text:style-name="Standard"/>
      <text:p text:style-name="Standard">## **🎉 Recomendaciones Finales**</text:p>
      <text:p text:style-name="Standard">1. **Gestiona el proyecto con Git y GitHub**. <text:s/></text:p>
      <text:p text:style-name="Standard">2. **Documenta cada paso** para facilitar la colaboración y el mantenimiento. <text:s/></text:p>
      <text:p text:style-name="Standard">3. **Monitorea la privacidad de los datos**. <text:s/></text:p>
      <text:p text:style-name="Standard">4. **Prueba cada componente** individualmente antes de integrarlos. <text:s/></text:p>
      <text:p text:style-name="Standard"><text:soft-page-break/></text:p>
      <text:p text:style-name="Standard">Este plan paso a paso cubre cada fase del proyecto, desde la infraestructura hasta el despliegue. ¡Avísame si necesitas detalles sobre alguna parte en específico! 😊</text:p>
      <text:p text:style-name="P6">Para crear flujos en <text:span text:style-name="Strong_20_Emphasis">n8n</text:span> que se conecten a <text:span text:style-name="Strong_20_Emphasis">Odoo</text:span> y permitan realizar tareas como crear clientes y productos, sigue los pasos detallados a continuación. Estos pasos cubren la configuración de la conexión de la API de Odoo, la creación de los flujos en <text:span text:style-name="Strong_20_Emphasis">n8n</text:span>, y cómo probarlos.</text:p>
      <text:h text:style-name="Heading_20_3" text:outline-level="3">Paso 1: Conexión de n8n con Odoo</text:h>
      <text:p text:style-name="Text_20_body">Para crear un flujo de trabajo en <text:span text:style-name="Strong_20_Emphasis">n8n</text:span> que se conecte a <text:span text:style-name="Strong_20_Emphasis">Odoo</text:span> y realice acciones, necesitas configurar una conexión con la API de Odoo. Para hacerlo, sigue estos pasos:</text:p>
      <text:list text:style-name="L1">
        <text:list-item>
          <text:p text:style-name="P4"><text:span text:style-name="Strong_20_Emphasis">Obtén el token de autenticación de Odoo</text:span>:</text:p>
          <text:list>
            <text:list-item>
              <text:p text:style-name="P5">Inicia sesión en tu instancia de <text:span text:style-name="Strong_20_Emphasis">Odoo</text:span>.</text:p>
            </text:list-item>
            <text:list-item>
              <text:p text:style-name="P5">Ve a <text:span text:style-name="Strong_20_Emphasis">Configuración</text:span> &gt; <text:span text:style-name="Strong_20_Emphasis">Usuarios &amp; Empresas</text:span> &gt; <text:span text:style-name="Strong_20_Emphasis">Usuarios</text:span>.</text:p>
            </text:list-item>
            <text:list-item>
              <text:p text:style-name="P5">Crea o edita un usuario, y en la sección de "Acceso API" habilita el acceso a la API para ese usuario.</text:p>
            </text:list-item>
            <text:list-item>
              <text:p text:style-name="P5">Obtén el token de autenticación (es un valor único que te permitirá autenticar la API).</text:p>
            </text:list-item>
          </text:list>
        </text:list-item>
        <text:list-item>
          <text:p text:style-name="P4"><text:span text:style-name="Strong_20_Emphasis">Configura el nodo Odoo en n8n</text:span>:</text:p>
          <text:list>
            <text:list-item>
              <text:p text:style-name="P5">Inicia sesión en tu instancia de <text:span text:style-name="Strong_20_Emphasis">n8n</text:span>.</text:p>
            </text:list-item>
            <text:list-item>
              <text:p text:style-name="P5">Ve a <text:span text:style-name="Strong_20_Emphasis">Credenciales</text:span> (Credentials) y crea una nueva credencial de tipo <text:span text:style-name="Strong_20_Emphasis">Odoo API</text:span>.</text:p>
            </text:list-item>
            <text:list-item>
              <text:p text:style-name="P5">En los campos necesarios, ingresa:</text:p>
              <text:list>
                <text:list-item>
                  <text:p text:style-name="P5"><text:span text:style-name="Strong_20_Emphasis">URL de la instancia de Odoo</text:span> (Ejemplo: <text:span text:style-name="Source_20_Text">https://tu-dominio.odoo.com</text:span>).</text:p>
                </text:list-item>
                <text:list-item>
                  <text:p text:style-name="P5"><text:span text:style-name="Strong_20_Emphasis">Base de datos de Odoo</text:span> (La base de datos de la instancia de Odoo que estás utilizando).</text:p>
                </text:list-item>
                <text:list-item>
                  <text:p text:style-name="P4"><text:span text:style-name="Strong_20_Emphasis">Usuario</text:span> y <text:span text:style-name="Strong_20_Emphasis">Token de autenticación</text:span> que obtuviste en el paso anterior.</text:p>
                </text:list-item>
              </text:list>
            </text:list-item>
          </text:list>
        </text:list-item>
      </text:list>
      <text:p text:style-name="Standard"/>
      <text:p text:style-name="P6">El error que estás viendo está relacionado con las restricciones de administración de paquetes en entornos gestionados, como los entornos proporcionados por algunas distribuciones de Linux. Esto sucede cuando intentas instalar paquetes de Python de forma global, lo que no está permitido por el sistema en entornos controlados. Para solucionarlo, tienes varias opciones, dependiendo de lo que prefieras:</text:p>
      <text:h text:style-name="Heading_20_3" text:outline-level="3">Opción 1: Crear un entorno virtual</text:h>
      <text:p text:style-name="Text_20_body">Crear un entorno virtual es una práctica recomendada, ya que te permite instalar paquetes en un entorno aislado, sin afectar al sistema global de Python. Aquí te explico cómo hacerlo:</text:p>
      <text:list text:style-name="L2">
        <text:list-item>
          <text:p text:style-name="P7"><text:span text:style-name="Strong_20_Emphasis">Crear un entorno virtual</text:span>:</text:p>
          <text:p text:style-name="P7">Primero, asegúrate de tener instalado <text:span text:style-name="Source_20_Text">python3-venv</text:span>. Si no lo tienes, instala el paquete con:</text:p>
          <text:p text:style-name="P1"><text:span text:style-name="Source_20_Text">sudo apt install python3-venv</text:span></text:p>
        </text:list-item>
        <text:list-item>
          <text:p text:style-name="P7"><text:span text:style-name="Strong_20_Emphasis">Crear el entorno virtual</text:span>:</text:p>
          <text:p text:style-name="P7">Dirígete al directorio donde deseas crear el entorno y usa el siguiente comando para crearlo:</text:p>
          <text:p text:style-name="P1"><text:span text:style-name="Source_20_Text">python3 -m venv nombre_del_entorno</text:span></text:p>
          <text:p text:style-name="P7">Esto creará un entorno virtual llamado <text:span text:style-name="Source_20_Text">nombre_del_entorno</text:span>.</text:p>
        </text:list-item>
        <text:list-item>
          <text:p text:style-name="P7"><text:span text:style-name="Strong_20_Emphasis">Activar el entorno virtual</text:span>:</text:p>
          <text:p text:style-name="P7">Una vez creado, activa el entorno virtual:</text:p>
          <text:list>
            <text:list-item>
              <text:p text:style-name="P7">En Linux o macOS:</text:p>
              <text:p text:style-name="P1"><text:span text:style-name="Source_20_Text">source nombre_del_entorno/bin/activate</text:span></text:p>
            </text:list-item>
            <text:list-item>
              <text:p text:style-name="P7">En Windows:</text:p>
              <text:p text:style-name="P1"><text:span text:style-name="Source_20_Text">nombre_del_entorno\Scripts\activate</text:span></text:p>
            </text:list-item>
          </text:list>
        </text:list-item>
        <text:list-item>
          <text:p text:style-name="P7"><text:span text:style-name="Strong_20_Emphasis">Instalar spaCy dentro del entorno virtual</text:span>:</text:p>
          <text:p text:style-name="P7">Con el entorno virtual activado, puedes instalar <text:span text:style-name="Strong_20_Emphasis">spaCy</text:span> sin problemas:</text:p>
          <text:p text:style-name="P1"><text:span text:style-name="Source_20_Text">pip install spacy</text:span></text:p>
          <text:p text:style-name="P7">Y luego descargar el modelo de lenguaje:</text:p>
          <text:p text:style-name="P1"><text:span text:style-name="Source_20_Text">python -m spacy download en_core_web_sm</text:span></text:p>
        </text:list-item>
      </text:list>
      <text:h text:style-name="Heading_20_3" text:outline-level="3">Opción 2: Usar <text:span text:style-name="Source_20_Text">pipx</text:span></text:h>
      <text:p text:style-name="Text_20_body">Si prefieres no crear un entorno virtual manualmente, puedes usar <text:span text:style-name="Source_20_Text">pipx</text:span>, una herramienta para instalar y ejecutar aplicaciones Python en entornos virtuales aislados.</text:p>
      <text:list text:style-name="L3">
        <text:list-item>
          <text:p text:style-name="P8"><text:span text:style-name="Strong_20_Emphasis">Instalar </text:span><text:span text:style-name="Strong_20_Emphasis"><text:span text:style-name="Source_20_Text">pipx</text:span></text:span>:</text:p>
          <text:p text:style-name="P8">Si aún no tienes <text:span text:style-name="Source_20_Text">pipx</text:span>, instálalo con el siguiente comando:</text:p>
          <text:p text:style-name="P2"><text:soft-page-break/><text:span text:style-name="Source_20_Text">sudo apt install pipx</text:span></text:p>
        </text:list-item>
        <text:list-item>
          <text:p text:style-name="P8"><text:span text:style-name="Strong_20_Emphasis">Instalar spaCy usando </text:span><text:span text:style-name="Strong_20_Emphasis"><text:span text:style-name="Source_20_Text">pipx</text:span></text:span>:</text:p>
          <text:p text:style-name="P8">Una vez instalado <text:span text:style-name="Source_20_Text">pipx</text:span>, puedes instalar <text:span text:style-name="Strong_20_Emphasis">spaCy</text:span> en un entorno aislado utilizando el siguiente comando:</text:p>
          <text:p text:style-name="P2"><text:span text:style-name="Source_20_Text">pipx install spacy</text:span></text:p>
          <text:p text:style-name="P8">Esto instalará <text:span text:style-name="Strong_20_Emphasis">spaCy</text:span> y gestionará el entorno por ti.</text:p>
        </text:list-item>
      </text:list>
      <text:h text:style-name="Heading_20_3" text:outline-level="3">Opción 3: Forzar la instalación global (no recomendada)</text:h>
      <text:p text:style-name="Text_20_body">Si decides proceder con la instalación global y correr el riesgo de modificar tu entorno de sistema, puedes usar la opción <text:span text:style-name="Source_20_Text">--break-system-packages</text:span>, aunque no es recomendada:</text:p>
      <text:p text:style-name="P3"><text:span text:style-name="Source_20_Text">sudo pip install --break-system-packages spacy</text:span></text:p>
      <text:h text:style-name="Heading_20_3" text:outline-level="3">Recomendación:</text:h>
      <text:p text:style-name="Text_20_body">Te sugiero que uses la <text:span text:style-name="Strong_20_Emphasis">Opción 1</text:span> o <text:span text:style-name="Strong_20_Emphasis">Opción 2</text:span>, ya que ambas son soluciones más limpias y seguras. La creación de un entorno virtual es la mejor práctica, ya que te permite gestionar dependencias y evitar conflictos con otras aplicaciones.</text:p>
      <text:p text:style-name="Text_20_body">Si tienes más preguntas o necesitas ayuda adicional con los pasos, ¡no dudes en pregunta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2:45:32.935705913</meta:creation-date>
    <dc:date>2024-12-10T13:36:44.469701823</dc:date>
    <meta:editing-duration>PT4M56S</meta:editing-duration>
    <meta:editing-cycles>1</meta:editing-cycles>
    <meta:document-statistic meta:table-count="0" meta:image-count="0" meta:object-count="0" meta:page-count="8" meta:paragraph-count="217" meta:word-count="1398" meta:character-count="9578" meta:non-whitespace-character-count="8095"/>
    <meta:generator>LibreOffice/24.2.6.2$Linux_X86_64 LibreOffice_project/420$Build-2</meta:generator>
  </office:meta>
</office:document-meta>
</file>